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top" fo:wrap-option="wrap"/>
      <style:text-properties style:font-name="Verdana2" style:font-name-asian="Verdana2" style:font-name-complex="Verdana2" fo:font-size="10pt" style:font-size-asian="10pt" style:font-size-complex="10pt"/>
    </style:style>
    <style:style style:name="ce9" style:family="table-cell" style:parent-style-name="Default" style:data-style-name="N0">
      <style:text-properties fo:color="#000000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top"/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ext-properties fo:color="#DD0806"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18.46791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252" table:default-cell-style-name="ce4"/>
        <table:table-column table:style-name="co5" table:number-columns-repeated="76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1">
            <text:p>ATNAT-T10-R002</text:p>
          </table:table-cell>
          <table:table-cell office:value-type="string" table:style-name="ce1">
            <text:p>If the tax percentage in a tax category is 0% then the tax category identifier MUST be “E” (UN-5305).</text:p>
          </table:table-cell>
          <table:table-cell office:value-type="string" table:style-name="ce1">
            <text:p>Tax Category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1</text:p>
          </table:table-cell>
          <table:table-cell office:value-type="string" table:style-name="ce1">
            <text:p>If the invoice total exceeds € 10.000, the VAT number of the customer MUST be provided, if the supplier has a registered office in Austria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3</text:p>
          </table:table-cell>
          <table:table-cell office:value-type="string" table:style-name="ce1">
            <text:p>The invoice MUST contain either the actual delivery date or the delivery period.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4</text:p>
          </table:table-cell>
          <table:table-cell office:value-type="string" table:style-name="ce1">
            <text:p>If products or services are subject to the Reverse Charge System (customer has to bear the tax, not the supplier - Austria: UStG § 19) the VAT id number of the customer MUST be provided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style-name="ro2">
          <table:table-cell office:value-type="string" table:style-name="ce1">
            <text:p>ATNAT-T10-R005</text:p>
          </table:table-cell>
          <table:table-cell office:value-type="string" table:style-name="ce1">
            <text:p>If the invoice total exceeds € 150, the VAT number of the supplier MUST be provided, if the supplier has a registered office in Austria</text:p>
          </table:table-cell>
          <table:table-cell office:value-type="string" table:style-name="ce1">
            <text:p>Invoice</text:p>
          </table:table-cell>
          <table:table-cell office:value-type="string" table:style-name="ce1">
            <text:p>fatal</text:p>
          </table:table-cell>
          <table:table-cell office:value-type="string" table:style-name="ce1">
            <text:p>T10</text:p>
          </table:table-cell>
          <table:table-cell table:number-columns-repeated="252" table:style-name="ce4"/>
          <table:table-cell table:number-columns-repeated="16127"/>
        </table:table-row>
        <table:table-row table:number-rows-repeated="1048570" table:style-name="ro2">
          <table:table-cell table:number-columns-repeated="16384"/>
        </table:table-row>
      </table:table>
      <table:table table:name="UBL" table:style-name="ta1">
        <table:table-column table:style-name="co4" table:default-cell-style-name="ce1"/>
        <table:table-column table:style-name="co7" table:default-cell-style-name="ce1"/>
        <table:table-column table:style-name="co8" table:default-cell-style-name="ce7"/>
        <table:table-column table:style-name="co9" table:default-cell-style-name="ce1"/>
        <table:table-column table:style-name="co10" table:number-columns-repeated="1020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4">
            <text:p>ATNAT-T10-R001</text:p>
          </table:table-cell>
          <table:table-cell office:value-type="string" table:style-name="ce7">
            <text:p>((number(//cbc:TaxInclusiveAmount[@currencyID='EUR']) &gt; 10000 and //cac:AccountingCustomerParty/cac:Party/cac:PartyTaxScheme/cbc:CompanyID) or (number(//cbc:TaxInclusiveAmount) &lt;= 10000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ATNAT-T10-R002</text:p>
          </table:table-cell>
          <table:table-cell office:value-type="string" table:style-name="ce7">
            <text:p>(//cac:TaxScheme/cbc:ID = 'VAT' and number(cbc:Percent)=0 and (cbc:ID = 'E')) or not(//cac:TaxScheme/cbc:ID='VAT') or (number(cbc:Percent) &gt; 0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4">
            <text:p>ATNAT-T10-R003</text:p>
          </table:table-cell>
          <table:table-cell office:value-type="string" table:style-name="ce5">
            <text:p>((//cac:Delivery/cbc:ActualDeliveryDate) or (//cac:InvoicePeriod/cbc:StartDate and //cac:InvoicePeriod/cbc:EndDate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T10</text:p>
          </table:table-cell>
          <table:table-cell office:value-type="string" table:style-name="ce4">
            <text:p>ATNAT-T10-R004</text:p>
          </table:table-cell>
          <table:table-cell office:value-type="string" table:style-name="ce5">
            <text:p>(//cac:TaxCategory/cbc:ID = 'AE' and //cac:AccountingCustomerParty/cac:Party/cac:PartyTaxScheme/cbc:CompanyID) or not(//cac:TaxCategory/cbc:ID = 'AE'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5">
          <table:table-cell office:value-type="string" table:style-name="ce6">
            <text:p>T10</text:p>
          </table:table-cell>
          <table:table-cell office:value-type="string" table:style-name="ce4">
            <text:p>ATNAT-T10-R005</text:p>
          </table:table-cell>
          <table:table-cell office:value-type="string" table:style-name="ce7">
            <text:p>((number(//cbc:TaxInclusiveAmount[@currencyID='EUR']) &gt; 150 and //cac:AccountingSupplierParty/cac:Party/cac:PartyTaxScheme/cbc:CompanyID) or (number(//cbc:TaxInclusiveAmount) &lt;= 150))</text:p>
          </table:table-cell>
          <table:table-cell office:value-type="string" table:style-name="ce5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8">
            <text:p>/ubl:Invoice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8">
            <text:p>//cac:InvoiceLine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Tax Category</text:p>
          </table:table-cell>
          <table:table-cell office:value-type="string" table:style-name="ce10">
            <text:p>//cac:TaxCategory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6">
            <text:p>T10</text:p>
          </table:table-cell>
          <table:table-cell office:value-type="string" table:style-name="ce4">
            <text:p>Tax Total</text:p>
          </table:table-cell>
          <table:table-cell office:value-type="string" table:style-name="ce10">
            <text:p>/ubl:Invoice/cac:TaxTotal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11"/>
          <table:table-cell table:style-name="ce12"/>
          <table:table-cell table:style-name="ce7"/>
          <table:table-cell table:number-columns-repeated="16381" table:style-name="ce1"/>
        </table:table-row>
        <table:table-row table:number-rows-repeated="7" table:style-name="ro2">
          <table:table-cell table:style-name="ce11"/>
          <table:table-cell table:style-name="ce12"/>
          <table:table-cell table:number-columns-repeated="16382"/>
        </table:table-row>
        <table:table-row table:number-rows-repeated="1048553" table:style-name="ro2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4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2">
          <table:table-cell table:number-columns-repeated="16384"/>
        </table:table-row>
      </table:table>
      <table:database-ranges>
        <table:database-range table:target-range-address="abstract.A2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Verdana" svg:font-family="Verdana"/>
    <style:font-face style:name="Verdana2" svg:font-family="Verdana2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3-10-21T09:44:41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